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7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73"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style:style style:name="T18" style:family="text">
      <style:text-properties fo:font-weight="normal" style:font-weight-asian="normal" style:font-weight-complex="normal"/>
    </style:style>
    <style:style style:name="T19" style:family="text">
      <style:text-properties fo:font-weight="normal" officeooo:rsid="00d90205" style:font-weight-asian="normal" style:font-weight-complex="normal"/>
    </style:style>
    <style:style style:name="T20" style:family="text">
      <style:text-properties officeooo:rsid="00ed06bb"/>
    </style:style>
    <style:style style:name="T21" style:family="text">
      <style:text-properties officeooo:rsid="00f2c963"/>
    </style:style>
    <style:style style:name="T22" style:family="text">
      <style:text-properties officeooo:rsid="00f616f1"/>
    </style:style>
    <style:style style:name="T23" style:family="text">
      <style:text-properties officeooo:rsid="00f7b9dc"/>
    </style:style>
    <style:style style:name="T24" style:family="text">
      <style:text-properties officeooo:rsid="00f887ae"/>
    </style:style>
    <style:style style:name="T25" style:family="text">
      <style:text-properties officeooo:rsid="00fe8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69">«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70">«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5">ــــــ </text:span>است، پس به مقدار <text:span text:style-name="T15">ــــــ </text:span>موجود در آن‌ها توجه می‌کنیم. نان، <text:span text:style-name="T15">ــــــ </text:span>کمتری دارد، چون <text:span text:style-name="T15">ــــــ </text:span>شده است، پس <text:span text:style-name="T15">ــــــ </text:span>با محیط هم‌دما می‌شود. نتیجه:</text:p>
      <text:p text:style-name="P71">«آهنگ» تغییر دمای مواد مختلف (مبادله <text:span text:style-name="T19">ــــــ </text:span><text:span text:style-name="T18">با </text:span><text:span text:style-name="T19">ــــــ</text:span><text:span text:style-name="T18">) یکسان </text:span><text:span text:style-name="T19">ــــــ .</text:span></text:p>
      <text:p text:style-name="P44">نکته: هنگام مبادله گرما بین دو «ماده»؛ (اگر از هدر رفت یا اتلاف گرما چشم‌پوشی کنیم) مقدارگرمایی که ماده با دمای <text:span text:style-name="T15">ــــــ </text:span>است می‌دهد،<text:tab/><text:tab/>$|Q_A| = |Q_B|$</text:p>
      <text:p text:style-name="P44">برابر با مقدار گرمایی است که ماده با دمای <text:span text:style-name="T15">ــــــ </text:span>می‌گیرد.</text:p>
      <text:p text:style-name="P44">یعنی قدر مطلق <text:span text:style-name="T15">ــــــ </text:span>مبادله شده در آن دو، <text:span text:style-name="T15">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0">(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73">جاری شدن انرژی گرمایی</text:p>
      <text:p text:style-name="P54">«بررسی کیفی و کمی انرژی مبادله شده بین سامانه و محیط»</text:p>
      <text:p text:style-name="P54">سامانه: بخشی از جهان، که ـــــ ـــــ را در آن بررسی می‌کنیم.</text:p>
      <text:p text:style-name="P54">محیط: هرچه ـــــ سامانه وجود دارد.</text:p>
      <text:p text:style-name="P55">مثال: بررسی مبادله گرما بین یک لیوان آب و محیط:</text:p>
      <text:p text:style-name="P55">( معمولاً سامانه با مرز‌های مشخصی از محیط جدا می‌شود. )</text:p>
      <text:p text:style-name="P56">فرآیند جاری شدن انرژی:</text:p>
      <text:p text:style-name="P56">۱- نا هم دما: ( نمودار ۲ صفحه ۵۹ )</text:p>
      <text:p text:style-name="P56">۲- هم دما</text:p>
      <text:p text:style-name="P56">تمرین) مبادلات انرژی را هنگام مصرف بستنی با دمای 0\degree C تا هضم آن را بررسی کنید.</text:p>
      <text:p text:style-name="P57">فرآیند گرماده</text:p>
      <text:p text:style-name="P57">در شرایط هم‌دما ( \Delta\theta = 0 )</text:p>
      <text:p text:style-name="P57">جاری شدن انرژی از <text:span text:style-name="T21">ـــــ </text:span>به <text:span text:style-name="T21">ـــــ </text:span>واکنش یا فرآیند، برای انجام شدن، گرما می‌<text:span text:style-name="T21">ـــــ</text:span></text:p>
      <text:p text:style-name="P57">سطح انرژی طرف دوم <text:tab/><text:tab/>سطح انرژی طرف اول</text:p>
      <text:p text:style-name="P58">Q<text:tab/>۰</text:p>
      <text:p text:style-name="P58">نماد Q در طرف ــــــ نوشته می‌شود:</text:p>
      <text:p text:style-name="P58">واکنش گرماده:</text:p>
      <text:p text:style-name="P61">\ce{H2 + Cl2 -&gt; 2HCl}</text:p>
      <text:p text:style-name="P58">فرآیند گرماده:</text:p>
      <text:p text:style-name="P61">\ce{H2O(l) -&gt; H2O(s)}</text:p>
      <text:p text:style-name="P59">ــــــ <text:span text:style-name="T23">سطح انرژی سامانه</text:span></text:p>
      <text:p text:style-name="P62">فرآیند گرماگیر</text:p>
      <text:p text:style-name="P62">در شرایط هم‌دما ( \Delta\theta = 0 )</text:p>
      <text:p text:style-name="P62">جاری شدن انرژی از <text:span text:style-name="T22">ــــــ </text:span>به <text:span text:style-name="T22">ــــــ </text:span>واکنش یا فرآیند، برای انجام شدن، گرما می‌<text:span text:style-name="T22">ــــــ</text:span></text:p>
      <text:p text:style-name="P62">سطح انرژی طرف دوم<text:tab/><text:tab/>سطح انرژی طرف اول</text:p>
      <text:p text:style-name="P62">Q<text:tab/>۰</text:p>
      <text:p text:style-name="P62">نماد Q در طرف <text:span text:style-name="T22">ــــــ </text:span>نوشته می‌شود:</text:p>
      <text:p text:style-name="P62">واکنش گرما‌گیر: </text:p>
      <text:p text:style-name="P63"><text:soft-page-break/>\ce{N2O4(g) -&gt; 2NO2(g)}</text:p>
      <text:p text:style-name="P62">فرآیند گرماگیر:</text:p>
      <text:p text:style-name="P63">\ce{H2O(s) -&gt; H2O(l)}</text:p>
      <text:p text:style-name="P60">ــــــ <text:span text:style-name="T24">سطح انرژی سامانه</text:span></text:p>
      <text:p text:style-name="P72">گرما در واکنش‌های شیمیایی (گرماشیمی)</text:p>
      <text:p text:style-name="P64">هر واکنش شیمیایی، ممکن است با تغییر <text:span text:style-name="T22">ــــــ </text:span>، تولید <text:span text:style-name="T22">ــــــ </text:span>، آزاد شدن ــــــ و ایجاد ــــــ و ــــــ همراه باشد،</text:p>
      <text:p text:style-name="P64">اما:<text:tab/>داد و ستد ــــــ ، یک ویژگی بنیادی واکنش‌های شیمیایی است.</text:p>
      <text:p text:style-name="P64">ترموشیمی (گرماشیمی) به بررسی ــــــ و ــــــ گرمای واکنش‌های شیمیایی، ــــــ آن و تأثیری که بر ــــــ ماده دارد، می‌پردازد.</text:p>
      <text:p text:style-name="P64">بررسی شکل <text:span text:style-name="T1">۳</text:span> صفحه ۶۰:</text:p>
      <text:p text:style-name="P64">الف) مواد غذایی، پس از گوارش، انرژی لازم برای ــــــ و ــــــ یاختهها را تأمین می‌کنند.</text:p>
      <text:p text:style-name="P64">ب) ــــــ سوخت‌ها، انرژی لازم برای حمل و نقل، و نیز گرمایش محیط‌های گوناگون را فراهم می‌کند.</text:p>
      <text:p text:style-name="P64">پ) زغال کک، واکنش‌دهنده‌ای رایج در استخراج آهن، و تامین‌کننده ــــــ لازم برای واکنش است.</text:p>
      <text:p text:style-name="P64">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4">دلیل: دمای واکنش‌دهنده‌ها با دمای فرآورده‌ها ــــــ است (\Delta\theta<text:tab/><text:tab/>0)</text:p>
      <text:p text:style-name="P64">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4">انرژی پتانسیل در اینجا، به معنای انرژی ناشی از نیرو‌های ــــــ ــــــ ذرات سازنده آن است.</text:p>
      <text:p text:style-name="P64">انرژی پتانسیل موحوددر یک نمونه ماده، انرژی ــــــ نام دارد.</text:p>
      <text:p text:style-name="P65">انرژی پتانسیل در پیوند‌های مختلف، با هم <text:span text:style-name="T25">ـــــ</text:span>ـ است، چون اتم‌های مختلفی با هم پیوند دارند. مثال:</text:p>
      <text:p text:style-name="P65">تفاوت اتم‌های دارای پیوند اشتراکی، موجب تفاوت در نیرو‌های <text:span text:style-name="T25">ــــــ </text:span>* اتم‌ها ( در مولکول ) و در نتیجه؛ تفاوت در <text:span text:style-name="T25">ــــــ </text:span>پیوند‌ها است.</text:p>
      <text:p text:style-name="P66">انجام واکنش شیمیایی، موجب تغییر در پیوند‌ها یا شیوه اتصال اتم‌ها با یکدیگر، و تفاوت آشکاری در انرژی <text:span text:style-name="T25">ــــــ </text:span>وابسته به آن‌ها می‌شود؛ که خود را به صورت <text:span text:style-name="T25">ــــــ </text:span>(ی مبادله‌شده) نشان می‌دهد.</text:p>
      <text:p text:style-name="P67">* این نیرو‌ها، شامل «پیوند‌ها» و «نیرو‌های بین مولکولی» است.</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1:04:37.032500022</dc:date>
    <meta:editing-duration>P4DT14H12M5S</meta:editing-duration>
    <meta:editing-cycles>210</meta:editing-cycles>
    <meta:generator>LibreOffice/7.5.5.2$Linux_X86_64 LibreOffice_project/50$Build-2</meta:generator>
    <meta:document-statistic meta:table-count="0" meta:image-count="0" meta:object-count="0" meta:page-count="9" meta:paragraph-count="134" meta:word-count="1990" meta:character-count="10660" meta:non-whitespace-character-count="8784"/>
  </office:meta>
</office:document-meta>
</file>